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3aa" officeooo:paragraph-rsid="0010a3a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0a3aa" officeooo:paragraph-rsid="0010a3aa" style:font-weight-asian="bold" style:font-weight-complex="bold"/>
    </style:style>
    <style:style style:name="P3" style:family="paragraph" style:parent-style-name="Standard">
      <style:text-properties style:text-underline-style="none" officeooo:rsid="0010a3aa" officeooo:paragraph-rsid="0010a3aa"/>
    </style:style>
    <style:style style:name="P4" style:family="paragraph" style:parent-style-name="Standard">
      <style:text-properties style:text-underline-style="none" fo:font-weight="normal" officeooo:rsid="0010a3aa" officeooo:paragraph-rsid="0010a3aa" style:font-weight-asian="normal" style:font-weight-complex="normal"/>
    </style:style>
    <style:style style:name="P5" style:family="paragraph" style:parent-style-name="Standard">
      <style:text-properties style:text-underline-style="none" officeooo:rsid="0014acd9" officeooo:paragraph-rsid="0014acd9"/>
    </style:style>
    <style:style style:name="P6" style:family="paragraph" style:parent-style-name="Standard">
      <style:text-properties style:text-underline-style="none" fo:font-weight="normal" officeooo:rsid="0010a3aa" officeooo:paragraph-rsid="0010a3a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8109" officeooo:paragraph-rsid="0017810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5fda" officeooo:paragraph-rsid="001a5fda" style:font-weight-asian="normal" style:font-weight-complex="normal"/>
    </style:style>
    <style:style style:name="P9" style:family="paragraph" style:parent-style-name="Standard">
      <style:text-properties style:text-underline-style="none" officeooo:rsid="001a5fda" officeooo:paragraph-rsid="001a5fda"/>
    </style:style>
    <style:style style:name="T1" style:family="text">
      <style:text-properties officeooo:rsid="001209cf"/>
    </style:style>
    <style:style style:name="T2" style:family="text">
      <style:text-properties officeooo:rsid="00178109"/>
    </style:style>
    <style:style style:name="T3" style:family="text">
      <style:text-properties officeooo:rsid="0018ddc8"/>
    </style:style>
    <style:style style:name="T4" style:family="text">
      <style:text-properties officeooo:rsid="001a5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SON Format</text:p>
      <text:p text:style-name="P2"/>
      <text:p text:style-name="P1">Keys</text:p>
      <text:p text:style-name="P1"/>
      <text:p text:style-name="P3">name <text:tab/><text:tab/><text:tab/>name of tune </text:p>
      <text:p text:style-name="P3">composer <text:tab/><text:tab/>tune composer/arranger</text:p>
      <text:p text:style-name="P3">beats <text:tab/><text:tab/><text:tab/>beats in each bar <text:span text:style-name="T1">(number)</text:span></text:p>
      <text:p text:style-name="P3">speed <text:tab/><text:tab/><text:tab/><text:span text:style-name="T1">default </text:span>speed in beats/minute <text:span text:style-name="T1">(number)</text:span></text:p>
      <text:p text:style-name="P3">bars <text:tab/><text:tab/><text:tab/>array of strings defining note events.</text:p>
      <text:p text:style-name="P9">tuning <text:s/><text:tab/><text:tab/>daa dad etc</text:p>
      <text:p text:style-name="P9">drone <text:tab/><text:tab/><text:tab/>yes/no drone playing</text:p>
      <text:p text:style-name="P9"/>
      <text:p text:style-name="P1">Bar format</text:p>
      <text:p text:style-name="P1"/>
      <text:p text:style-name="P5">Bars consist of the following two items in any sequence.</text:p>
      <text:p text:style-name="P5"/>
      <text:p text:style-name="P3">[-A-Z] x 4 <text:tab/><text:tab/>a strum at the current time. - is no strum, A is no fret, B is fret 1 etc.</text:p>
      <text:p text:style-name="P3"><text:tab/><text:tab/><text:tab/>the first fret is the highest on the tab which is the ‘E’.</text:p>
      <text:p text:style-name="P3">0-9 <text:tab/><text:tab/><text:tab/>advance that many quarter beats.</text:p>
      <text:p text:style-name="P3"/>
      <text:p text:style-name="P2">Song Format</text:p>
      <text:p text:style-name="P2"/>
      <text:p text:style-name="P4">// for comments := for assignments</text:p>
      <text:p text:style-name="P4"/>
      <text:p text:style-name="P4">all other lines are music seperated by bar lines. Empty bar lines are not compiled. If you want an empty bar just put a rest in it.</text:p>
      <text:p text:style-name="P4"/>
      <text:p text:style-name="P2">Frets</text:p>
      <text:p text:style-name="P2"/>
      <text:p text:style-name="P4">Frets are defined as 0123456789TLWHRF <text:span text:style-name="T2">with an optional ‘+’</text:span></text:p>
      <text:p text:style-name="P4"/>
      <text:p text:style-name="P7">Frets are in groups sep<text:span text:style-name="T3">a</text:span>rated by spaces <text:span text:style-name="T4">or modifiers</text:span>, each indicates a strum with one beat following which can be modified using o.=-&amp;</text:p>
      <text:p text:style-name="P7"/>
      <text:p text:style-name="P8">So it might be 56+7= (for example). You can use X to specify don’ t strum so 2XX means just strum on the bass string fret 2.</text:p>
      <text:p text:style-name="P8"/>
      <text:p text:style-name="P8">Frets are right justified with either X or 0 depending on the drone control (yes/no) – so 3 (fret 3 on melody string) will either be XX3 or 003 depending on if drone is yes or n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1:14:38.883331318</meta:creation-date>
    <dc:date>2017-03-16T17:45:46.745257115</dc:date>
    <meta:editing-duration>PT9M43S</meta:editing-duration>
    <meta:editing-cycles>7</meta:editing-cycles>
    <meta:generator>LibreOffice/5.3.0.3$Linux_X86_64 LibreOffice_project/30m0$Build-3</meta:generator>
    <meta:document-statistic meta:table-count="0" meta:image-count="0" meta:object-count="0" meta:page-count="1" meta:paragraph-count="22" meta:word-count="221" meta:character-count="1176" meta:non-whitespace-character-count="947"/>
  </office:meta>
</office:document-meta>
</file>